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" fo:font-weight="normal" officeooo:rsid="000bb9a5" officeooo:paragraph-rsid="000fd841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fd841" officeooo:paragraph-rsid="000fd841" style:font-weight-asian="normal" style:font-weight-complex="normal"/>
    </style:style>
    <style:style style:name="P5" style:family="paragraph" style:parent-style-name="Standard">
      <style:text-properties style:font-name="Arial" officeooo:rsid="000fd841" officeooo:paragraph-rsid="000fd841"/>
    </style:style>
    <style:style style:name="T1" style:family="text">
      <style:text-properties fo:font-weight="bold" officeooo:rsid="000fd841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oney Mustard Sauce </text:span></text:p>
      <text:p text:style-name="P3"/>
      <text:p text:style-name="P4">Can be used on Chicken or Pork Chops</text:p>
      <text:p text:style-name="P4"/>
      <text:p text:style-name="P4">Serve with Herb Alfredo.</text:p>
      <text:p text:style-name="P1"/>
      <text:p text:style-name="P1"><text:span text:style-name="T2">Amount</text:span><text:tab/><text:tab/><text:span text:style-name="T2">Ingredient</text:span></text:p>
      <text:p text:style-name="P1"/>
      <text:p text:style-name="P5">¼ Cup<text:tab/><text:tab/><text:tab/>Dijon Mustard</text:p>
      <text:p text:style-name="P5">3/8 Cup<text:tab/><text:tab/>Honey</text:p>
      <text:p text:style-name="P5">½ tsp<text:tab/><text:tab/><text:tab/>Garlic Powder</text:p>
      <text:p text:style-name="P5">½ tsp<text:tab/><text:tab/><text:tab/>Onion Powder</text:p>
      <text:p text:style-name="P5"><text:tab/><text:tab/><text:tab/>Salt</text:p>
      <text:p text:style-name="P5"><text:tab/><text:tab/><text:tab/>Black Pepper</text:p>
      <text:p text:style-name="P5"/>
      <text:p text:style-name="P1"/>
      <text:p text:style-name="P2">Cooking Instructions:</text:p>
      <text:p text:style-name="P5"/>
      <text:p text:style-name="P5">Combine ingredients in bowl. <text:s/>Wisk together. <text:s/></text:p>
      <text:p text:style-name="P5"/>
      <text:p text:style-name="P5">Baste on chicken or chops before cooking.</text:p>
      <text:p text:style-name="P5"/>
      <text:p text:style-name="P5">Can set aside some sauce to serve with dinn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5:53:38.227000000</meta:creation-date>
    <meta:editing-duration>PT10M48S</meta:editing-duration>
    <meta:editing-cycles>2</meta:editing-cycles>
    <meta:generator>LibreOffice/6.3.2.2$Windows_X86_64 LibreOffice_project/98b30e735bda24bc04ab42594c85f7fd8be07b9c</meta:generator>
    <dc:date>2019-11-23T16:04:26.025000000</dc:date>
    <meta:document-statistic meta:table-count="0" meta:image-count="0" meta:object-count="0" meta:page-count="1" meta:paragraph-count="14" meta:word-count="59" meta:character-count="350" meta:non-whitespace-character-count="287"/>
  </office:meta>
</office:document-meta>
</file>